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style:font-name="JetBrains Mono" fo:font-weight="bold" officeooo:rsid="00053160" officeooo:paragraph-rsid="00053160" style:font-weight-asian="bold" style:font-weight-complex="bold"/>
    </style:style>
    <style:style style:name="P2" style:family="paragraph" style:parent-style-name="Standard">
      <style:paragraph-properties fo:text-align="center" style:justify-single-word="false"/>
      <style:text-properties style:font-name="JetBrains Mono" fo:font-weight="bold" officeooo:rsid="00053160" officeooo:paragraph-rsid="00053160" style:font-weight-asian="bold" style:font-weight-complex="bold"/>
    </style:style>
    <style:style style:name="P3" style:family="paragraph" style:parent-style-name="Standard">
      <style:text-properties style:font-name="JetBrains Mono" fo:font-weight="normal" officeooo:rsid="00053160" officeooo:paragraph-rsid="00053160" style:font-weight-asian="normal" style:font-weight-complex="normal"/>
    </style:style>
    <style:style style:name="P4" style:family="paragraph" style:parent-style-name="Standard">
      <style:paragraph-properties fo:text-align="start" style:justify-single-word="false"/>
      <style:text-properties style:font-name="JetBrains Mono" fo:font-weight="normal" officeooo:rsid="00053160" officeooo:paragraph-rsid="00053160" style:font-weight-asian="normal" style:font-weight-complex="normal"/>
    </style:style>
    <style:style style:name="P5" style:family="paragraph" style:parent-style-name="Standard">
      <style:paragraph-properties fo:text-align="start" style:justify-single-word="false"/>
      <style:text-properties style:font-name="JetBrains Mono" fo:font-weight="normal" officeooo:rsid="000688ee" officeooo:paragraph-rsid="000688ee" style:font-weight-asian="normal" style:font-weight-complex="normal"/>
    </style:style>
    <style:style style:name="P6" style:family="paragraph" style:parent-style-name="Standard">
      <style:paragraph-properties fo:text-align="start" style:justify-single-word="false"/>
      <style:text-properties style:font-name="JetBrains Mono" fo:font-weight="normal" officeooo:rsid="00084539" officeooo:paragraph-rsid="00084539"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Valency Exchange Pitch</text:p>
      <text:p text:style-name="P1">Isaac Ljubic</text:p>
      <text:p text:style-name="P1"/>
      <text:p text:style-name="P2">Title</text:p>
      <text:p text:style-name="P3">Hello, my name is Isaac Ljubic and today I will be pitching Valency – a cryptocurrency exchange with a difference.</text:p>
      <text:p text:style-name="P1"/>
      <text:p text:style-name="P1"/>
      <text:p text:style-name="P1"/>
      <text:p text:style-name="P2">Our Mission</text:p>
      <text:p text:style-name="P6">Our mission is to solve the problem of distrust most customers have with their current cryptocurrency exchanges.</text:p>
      <text:p text:style-name="P4"/>
      <text:p text:style-name="P4"/>
      <text:p text:style-name="P4"/>
      <text:p text:style-name="P2">Problem</text:p>
      <text:p text:style-name="P4">In 2022, a little known cryptocurrency exchange by the name of FTX went bankrupt, leaving over a million people without access to over $8 Billion US Dollars of their rightfully owned assets. As you can see from this helpful visual aid, that stinks…</text:p>
      <text:p text:style-name="P4"/>
      <text:p text:style-name="P4">We surveyed over 100 cryptocurrency exchange customers on the streets of Brisbane and 67% of them said they don’t trust their current cryptocurrency exchange.</text:p>
      <text:p text:style-name="P4"/>
      <text:p text:style-name="P4"/>
      <text:p text:style-name="P4"/>
      <text:p text:style-name="P2">Us vs. the competition</text:p>
      <text:p text:style-name="P4">Here you can see a helpful graph I lovingly prepared earlier. It compares us to our biggest competition.</text:p>
      <text:p text:style-name="P4"/>
      <text:p text:style-name="P4">So, when you buy an asset using a regular cryptocurrency exchange, you don’t actually hold that asset yourself – it’s usually the exchange that holds the asset for their customers… this is a big problem because (if like FTX), the exchange goes bankrupt, POOF – there goes your asset!</text:p>
      <text:p text:style-name="P4"/>
      <text:p text:style-name="P4">For the second point, since our exchange applications stores the assets locally using a multitude of cryptocurrency wallets, the code can be open-sourced. This benefits the customer as it makes the framework more secure, and lets anybody audit the app code.</text:p>
      <text:p text:style-name="P4"/>
      <text:p text:style-name="P4">For the third point, our fee structures are transparent: </text:p>
      <text:p text:style-name="P4">$5 per withdrawal + any cryptocurrency transaction fee’s.</text:p>
      <text:p text:style-name="P4">For short positions, we take a 3% / year fee applied daily.</text:p>
      <text:p text:style-name="P4"><text:soft-page-break/></text:p>
      <text:p text:style-name="P4">Our exchange is available on our Website + our Android and IOS apps. Our interface is intuitive and easy-to-use (unlike a lot of other exchanges).</text:p>
      <text:p text:style-name="P4"/>
      <text:p text:style-name="P4">One of the biggest technologies that differentiates us from our competition is our decentralised trading mode… This utilises smart-contracts on our own decentralised network to act as an escrow for both transactions and trading positions. This means that if the exchange were to collapse whilst you had an open position, it will remain valid!</text:p>
      <text:p text:style-name="P4"/>
      <text:p text:style-name="P4">The next point is that since most of our framework is open-source, the community has a larger impact than a regular framework – if they want to add a feature to the app, they can simply program it themselves, submit it in a request, and once it has been voted on and passed audits, it will be added into the app!</text:p>
      <text:p text:style-name="P4"/>
      <text:p text:style-name="P4">Andddd… the final point kinda speaks for itself.</text:p>
      <text:p text:style-name="P4"/>
      <text:p text:style-name="P4"/>
      <text:p text:style-name="P4"/>
      <text:p text:style-name="P2">Market Potential</text:p>
      <text:p text:style-name="P4">‘wait for laughter’</text:p>
      <text:p text:style-name="P4">now, predicting revenue for any kind of fintech startup is difficult (especially for a cryptocurrency exchange), but by looking at our biggest competition, we can get a grasp on just how much market potential there is for our exchange.</text:p>
      <text:p text:style-name="P4"/>
      <text:p text:style-name="P4">In 2020 before the big cryptocurrency boom, Binance achieved 20 Billion US Dollars in revenue.</text:p>
      <text:p text:style-name="P4"/>
      <text:p text:style-name="P4">Now, since we live in Australia where housing is quite a lucrative investment, here is a comparison most investors will understand: The yearly possible revenue is equivalent to over 38,500 average Queensland houses.</text:p>
      <text:p text:style-name="P4"/>
      <text:p text:style-name="P4"/>
      <text:p text:style-name="P4"/>
      <text:p text:style-name="P2">Solution</text:p>
      <text:p text:style-name="P5">So, you may be asking… Isaac, the revenue figures are nice and all, but you haven't explained how it actually works…</text:p>
      <text:p text:style-name="P5"/>
      <text:p text:style-name="P5">Instead of the exchange managing customer assets, customers are given the power to manage their own assets by default. Both the <text:soft-page-break/>Website and Android + IOS Apps contain their own local cryptocurrency wallets. This means the exchange could not mismanage customer assets if it tried!</text:p>
      <text:p text:style-name="P5"/>
      <text:p text:style-name="P5">Another first for any financial exchange in the industry is the use of Decentralised Escrows built on our own Decentralised Network in the form of a smart contract. This means that even in the event that the exchange collapses, ALL open customer positions will remain vali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1T22:31:02.627717741</meta:creation-date>
    <dc:date>2023-10-03T14:36:02.665706570</dc:date>
    <meta:editing-duration>PT2H20M51S</meta:editing-duration>
    <meta:editing-cycles>3</meta:editing-cycles>
    <meta:generator>LibreOffice/7.5.2.2$Linux_X86_64 LibreOffice_project/50$Build-2</meta:generator>
    <meta:document-statistic meta:table-count="0" meta:image-count="0" meta:object-count="0" meta:page-count="3" meta:paragraph-count="29" meta:word-count="604" meta:character-count="3636" meta:non-whitespace-character-count="3056"/>
  </office:meta>
</office:document-meta>
</file>